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style-name="gr1" draw:text-style-name="P1" svg:width="28.004cm" svg:height="15.762cm" svg:x="0.385cm" svg:y="3.028cm">
            <draw:object draw:notify-on-update-of-ranges="Blad1.B1:Blad1.B1 Blad1.B2:Blad1.B5 Blad1.C1:Blad1.C1 Blad1.C2:Blad1.C5 Blad1.D1:Blad1.D1 Blad1.D2:Blad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Public2Private</text:p>
          </table:table-cell>
          <table:table-cell table:style-name="ce3" office:value-type="string" calcext:value-type="string">
            <text:p>Public2PrivateImproved</text:p>
          </table:table-cell>
        </table:table-row>
        <table:table-row table:style-name="ro1">
          <table:table-cell office:value-type="string" calcext:value-type="string">
            <text:p>eclipseModel-0.1</text:p>
          </table:table-cell>
          <table:table-cell office:value-type="float" office:value="0.1" calcext:value-type="float">
            <text:p>0,1</text:p>
          </table:table-cell>
          <table:table-cell office:value-type="float" office:value="2.463108" calcext:value-type="float">
            <text:p>2,46 s</text:p>
          </table:table-cell>
          <table:table-cell office:value-type="float" office:value="0.321624" calcext:value-type="float">
            <text:p>0,32 s</text:p>
          </table:table-cell>
        </table:table-row>
        <table:table-row table:style-name="ro1">
          <table:table-cell office:value-type="string" calcext:value-type="string">
            <text:p>eclipseModel-0.2</text:p>
          </table:table-cell>
          <table:table-cell office:value-type="float" office:value="0.2" calcext:value-type="float">
            <text:p>0,2</text:p>
          </table:table-cell>
          <table:table-cell office:value-type="float" office:value="13.861185" calcext:value-type="float">
            <text:p>13,86 s</text:p>
          </table:table-cell>
          <table:table-cell office:value-type="float" office:value="0.99106" calcext:value-type="float">
            <text:p>0,99 s</text:p>
          </table:table-cell>
        </table:table-row>
        <table:table-row table:style-name="ro1">
          <table:table-cell office:value-type="string" calcext:value-type="string">
            <text:p>eclipseModel-0.5</text:p>
          </table:table-cell>
          <table:table-cell office:value-type="float" office:value="0.5" calcext:value-type="float">
            <text:p>0,5</text:p>
          </table:table-cell>
          <table:table-cell office:value-type="float" office:value="80.368541" calcext:value-type="float">
            <text:p>80,37 s</text:p>
          </table:table-cell>
          <table:table-cell office:value-type="float" office:value="2.050664" calcext:value-type="float">
            <text:p>2,05 s</text:p>
          </table:table-cell>
        </table:table-row>
        <table:table-row table:style-name="ro1">
          <table:table-cell office:value-type="string" calcext:value-type="string">
            <text:p>eclipseModel-1.0</text:p>
          </table:table-cell>
          <table:table-cell office:value-type="float" office:value="1" calcext:value-type="float">
            <text:p>1</text:p>
          </table:table-cell>
          <table:table-cell office:value-type="float" office:value="475.725455" calcext:value-type="float">
            <text:p>475,73 s</text:p>
          </table:table-cell>
          <table:table-cell office:value-type="float" office:value="20.738761" calcext:value-type="float">
            <text:p>20,74 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B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number:min-decimal-places="2" number:min-integer-digits="1"/>
      <number:text> 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Wagelaar</meta:initial-creator>
    <meta:creation-date>2023-03-11T23:11:36.788332993</meta:creation-date>
    <dc:date>2023-03-11T23:44:30.637315688</dc:date>
    <dc:creator>Dennis Wagelaar</dc:creator>
    <meta:editing-duration>PT32M48S</meta:editing-duration>
    <meta:editing-cycles>15</meta:editing-cycles>
    <meta:generator>LibreOffice/7.3.7.2$Linux_X86_64 LibreOffice_project/3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2" number:min-decimal-places="2" number:min-integer-digits="1"/>
      <number:text> s</number:text>
    </number:number-style>
    <style:style style:name="ch1" style:family="chart">
      <style:graphic-properties draw:stroke="none" draw:fill-gradient-name="ChartGradient_20_3" draw:gradient-step-count="64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5cm" svg:height="15.763cm" xlink:href=".." xlink:type="simple" chart:class="chart:line" chart:style-name="ch1">
        <chart:title svg:x="12.979cm" svg:y="0.451cm" chart:style-name="ch2">
          <text:p>Runtimes</text:p>
        </chart:title>
        <chart:legend chart:legend-position="end" svg:x="23.01cm" svg:y="7.333cm" style:legend-expansion="high" chart:style-name="ch3"/>
        <chart:plot-area chart:style-name="ch4" table:cell-range-address="Blad1.B1:Blad1.D5" chart:data-source-has-labels="both" svg:x="1.571cm" svg:y="1.545cm" svg:width="20.879cm" svg:height="12.922cm">
          <chart:coordinate-region svg:x="3.33cm" svg:y="1.745cm" svg:width="19.026cm" svg:height="12.075cm"/>
          <chart:axis chart:dimension="x" chart:name="primary-x" chart:style-name="ch5" chartooo:axis-type="auto">
            <chartooo:date-scale/>
            <chart:title svg:x="11.172cm" svg:y="14.782cm" chart:style-name="ch6">
              <text:p>Model size</text:p>
            </chart:title>
            <chart:categories table:cell-range-address="Blad1.B2:Blad1.B5"/>
          </chart:axis>
          <chart:axis chart:dimension="y" chart:name="primary-y" chart:style-name="ch7">
            <chart:title svg:x="0.451cm" svg:y="8.685cm" chart:style-name="ch8">
              <text:p>Duration</text:p>
            </chart:title>
            <chart:grid chart:style-name="ch9" chart:class="major"/>
          </chart:axis>
          <chart:series chart:style-name="ch10" chart:values-cell-range-address="Blad1.C2:Blad1.C5" chart:label-cell-address="Blad1.C1:Blad1.C1" chart:class="chart:line">
            <chart:data-point chart:repeated="4"/>
          </chart:series>
          <chart:series chart:style-name="ch11" chart:values-cell-range-address="Blad1.D2:Blad1.D5" chart:label-cell-address="Blad1.D1:Blad1.D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2Private</text:p>
                <draw:g>
                  <svg:desc>Blad1.C1:Blad1.C1</svg:desc>
                </draw:g>
              </table:table-cell>
              <table:table-cell office:value-type="string">
                <text:p>Public2PrivateImproved</text:p>
                <draw:g>
                  <svg:desc>Blad1.D1:Blad1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Blad1.B2:Blad1.B5</svg:desc>
                </draw:g>
              </table:table-cell>
              <table:table-cell office:value-type="float" office:value="2.463108">
                <text:p>2.463108</text:p>
                <draw:g>
                  <svg:desc>Blad1.C2:Blad1.C5</svg:desc>
                </draw:g>
              </table:table-cell>
              <table:table-cell office:value-type="float" office:value="0.321624">
                <text:p>0.321624</text:p>
                <draw:g>
                  <svg:desc>Blad1.D2:Blad1.D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3.861185">
                <text:p>13.861185</text:p>
              </table:table-cell>
              <table:table-cell office:value-type="float" office:value="0.99106">
                <text:p>0.991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.368541">
                <text:p>80.368541</text:p>
              </table:table-cell>
              <table:table-cell office:value-type="float" office:value="2.050664">
                <text:p>2.0506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5.725455">
                <text:p>475.725455</text:p>
              </table:table-cell>
              <table:table-cell office:value-type="float" office:value="20.738761">
                <text:p>20.738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radial" draw:cx="50%" draw:cy="50%" draw:start-color="#000000" draw:end-color="#ffffff" draw:start-intensity="100%" draw:end-intensity="100%" draw:border="0%"/>
    <draw:gradient draw:name="ChartGradient_20_2" draw:display-name="ChartGradient 2" draw:style="ellipsoid" draw:cx="50%" draw:cy="50%" draw:start-color="#000000" draw:end-color="#ffffff" draw:start-intensity="100%" draw:end-intensity="100%" draw:angle="0deg" draw:border="0%"/>
    <draw:gradient draw:name="ChartGradient_20_3" draw:display-name="ChartGradient 3" draw:style="ellipsoid" draw:cx="50%" draw:cy="50%" draw:start-color="#000000" draw:end-color="#666666" draw:start-intensity="100%" draw:end-intensity="100%" draw:angle="0deg" draw:border="0%"/>
  </office:styles>
</office:document-styles>
</file>